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horus1" svg:font-family="TeXGyreChorus"/>
    <style:font-face style:name="TeXGyreChorus2" svg:font-family="TeXGyreChorus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FreeSans3" svg:font-family="FreeSans" style:font-pitch="variable"/>
    <style:font-face style:name="Noto Sans CJK SC Regular2" svg:font-family="'Noto Sans CJK SC Regular'" style:font-pitch="variable"/>
    <style:font-face style:name="TeXGyreChorus" svg:font-family="TeXGyreChorus" style:font-pitch="variable"/>
    <style:font-face style:name="FreeSans2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000000" draw:textarea-vertical-align="middle" draw:auto-grow-height="false" fo:min-height="0.888cm" fo:min-width="0.889cm"/>
    </style:style>
    <style:style style:name="gr3" style:family="graphic" style:parent-style-name="standard">
      <style:graphic-properties draw:textarea-horizontal-align="justify" draw:textarea-vertical-align="middle" draw:auto-grow-height="false" fo:min-height="0.54cm" fo:min-width="0.54cm"/>
    </style:style>
    <style:style style:name="gr4" style:family="graphic" style:parent-style-name="standard">
      <style:graphic-properties svg:stroke-color="#000000" draw:marker-start="Arrow" draw:textarea-vertical-align="middle"/>
    </style:style>
    <style:style style:name="gr5" style:family="graphic" style:parent-style-name="objectwithoutfill">
      <style:graphic-properties svg:stroke-width="0.051cm" draw:marker-start-width="0.356cm" draw:marker-end="Arrow" draw:marker-end-width="0.356cm" draw:fill="none" draw:textarea-vertical-align="middle" fo:padding-top="0.026cm" fo:padding-bottom="0.026cm" fo:padding-left="0.026cm" fo:padding-right="0.026cm"/>
    </style:style>
    <style:style style:name="gr6" style:family="graphic" style:parent-style-name="objectwithoutfill">
      <style:graphic-properties svg:stroke-width="0.051cm" draw:marker-start-width="0.355cm" draw:marker-end="Arrow" draw:marker-end-width="0.356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none" draw:fill-color="#ffffff" fo:min-height="0.25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79cm"/>
    </style:style>
    <style:style style:name="gr10" style:family="graphic" style:parent-style-name="standard">
      <style:graphic-properties svg:stroke-color="#000000" draw:marker-start="Arrow" draw:marker-start-width="0.102cm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-color="#000000"/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FreeSerif" fo:font-size="14pt" style:font-size-asian="14pt" style:font-size-complex="14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style:font-name="FreeSerif" fo:font-size="14pt"/>
    </style:style>
    <style:style style:name="P7" style:family="paragraph">
      <loext:graphic-properties draw:fill="none" draw:fill-color="#ffffff"/>
      <style:text-properties style:font-name="FreeSerif"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FreeSerif" fo:font-size="14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FreeSerif" fo:font-size="14pt" fo:font-style="italic" style:font-style-asian="italic" style:font-style-complex="italic"/>
    </style:style>
    <style:style style:name="T1" style:family="text">
      <style:text-properties style:font-name="FreeSerif" fo:font-size="14pt" style:font-size-asian="14pt" style:font-size-complex="14pt"/>
    </style:style>
    <style:style style:name="T2" style:family="text">
      <style:text-properties style:font-name="FreeSerif2" fo:font-style="italic" style:font-name-asian="FreeSerif2" style:font-style-asian="italic" style:font-name-complex="FreeSerif2" style:font-style-complex="italic"/>
    </style:style>
    <style:style style:name="T3" style:family="text">
      <style:text-properties style:text-position="-33% 58%" style:font-name="FreeSerif" fo:font-style="italic" style:font-name-asian="FreeSerif2" style:font-style-asian="italic" style:font-name-complex="FreeSerif2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698cm" svg:y1="19.245cm" svg:x2="17.636cm" svg:y2="13.319cm">
              <text:p/>
            </draw:line>
            <draw:custom-shape draw:style-name="gr2" draw:text-style-name="P2" draw:layer="layout" svg:width="0.889cm" svg:height="0.889cm" draw:transform="rotate (-0.641233967182717) translate (12.67cm 16.338cm)">
              <text:p/>
              <draw:enhanced-geometry draw:mirror-horizontal="true" draw:mirror-vertical="false" draw:glue-point-type="segments" draw:type="mso-spt100" draw:modifiers="-39.9612814333164 31.910597785755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4" draw:layer="layout" svg:width="0.762cm" svg:height="0.762cm" draw:transform="rotate (0.641233967182717) translate (14.712cm 15.028cm)">
              <text:p text:style-name="P3"><text:span text:style-name="T1">CG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ircle draw:style-name="gr4" draw:text-style-name="P5" draw:layer="layout" svg:width="1.651cm" svg:height="1.651cm" draw:transform="rotate (0.641233967182717) translate (14.035cm 14.864cm)" draw:kind="arc" draw:start-angle="156.19" draw:end-angle="32.42">
              <text:p/>
            </draw:circle>
          </draw:g>
          <draw:g>
            <draw:line draw:style-name="gr1" draw:text-style-name="P1" draw:layer="layout" svg:x1="2.209cm" svg:y1="19.481cm" svg:x2="12.72cm" svg:y2="17.02cm">
              <text:p/>
            </draw:line>
            <draw:custom-shape draw:style-name="gr3" draw:text-style-name="P4" draw:layer="layout" svg:width="0.762cm" svg:height="0.762cm" draw:transform="rotate (0.230034395412853) translate (7.436cm 17.866cm)">
              <text:p text:style-name="P3"><text:span text:style-name="T1">C</text:span><text:span text:style-name="T1">G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ircle draw:style-name="gr4" draw:text-style-name="P5" draw:layer="layout" svg:width="1.651cm" svg:height="1.651cm" draw:transform="rotate (0.230034395412853) translate (6.881cm 17.445cm)" draw:kind="arc" draw:start-angle="156.19" draw:end-angle="32.42">
              <text:p/>
            </draw:circle>
          </draw:g>
        </draw:g>
        <draw:line draw:style-name="gr5" draw:text-style-name="P1" draw:layer="layout" svg:x1="1.762cm" svg:y1="20.177cm" svg:x2="1.762cm" svg:y2="12.43cm">
          <text:p/>
        </draw:line>
        <draw:line draw:style-name="gr6" draw:text-style-name="P1" draw:layer="layout" svg:x1="1.762cm" svg:y1="20.148cm" svg:x2="19.415cm" svg:y2="20.15cm">
          <text:p/>
        </draw:line>
        <draw:frame draw:style-name="gr7" draw:text-style-name="P7" draw:layer="layout" svg:width="1.524cm" svg:height="0.552cm" svg:x="16.875cm" svg:y="12.767cm">
          <draw:text-box>
            <text:p text:style-name="P6">Tractor</text:p>
          </draw:text-box>
        </draw:frame>
        <draw:frame draw:style-name="gr7" draw:text-style-name="P7" draw:layer="layout" svg:width="1.524cm" svg:height="0.552cm" svg:x="2.016cm" svg:y="18.272cm">
          <draw:text-box>
            <text:p text:style-name="P6">Trailer</text:p>
          </draw:text-box>
        </draw:frame>
        <draw:line draw:style-name="gr8" draw:text-style-name="P8" draw:layer="layout" svg:x1="2.219cm" svg:y1="19.491cm" svg:x2="4.886cm" svg:y2="19.491cm">
          <text:p/>
        </draw:line>
        <draw:line draw:style-name="gr8" draw:text-style-name="P8" draw:layer="layout" svg:x1="9.738cm" svg:y1="19.237cm" svg:x2="12.405cm" svg:y2="19.237cm">
          <text:p/>
        </draw:line>
        <draw:frame draw:style-name="gr9" draw:text-style-name="P10" draw:layer="layout" svg:width="0.508cm" svg:height="0.679cm" svg:x="11.033cm" svg:y="18.399cm">
          <draw:text-box>
            <text:p text:style-name="P9"><text:span text:style-name="T2">ψ</text:span><text:span text:style-name="T3">1</text:span></text:p>
          </draw:text-box>
        </draw:frame>
        <draw:frame draw:style-name="gr9" draw:text-style-name="P10" draw:layer="layout" svg:width="0.508cm" svg:height="0.679cm" svg:x="4.629cm" svg:y="18.88cm">
          <draw:text-box>
            <text:p text:style-name="P9"><text:span text:style-name="T2">ψ</text:span><text:span text:style-name="T3">2</text:span></text:p>
          </draw:text-box>
        </draw:frame>
        <draw:frame draw:style-name="gr9" draw:text-style-name="P10" draw:layer="layout" svg:width="0.508cm" svg:height="0.679cm" svg:x="9.636cm" svg:y="17.974cm">
          <draw:text-box>
            <text:p text:style-name="P9"><text:span text:style-name="T2">Δ</text:span></text:p>
          </draw:text-box>
        </draw:frame>
        <draw:ellipse draw:style-name="gr10" draw:text-style-name="P3" draw:layer="layout" svg:width="1.514cm" svg:height="1.411cm" svg:x="3.013cm" svg:y="18.618cm" draw:kind="arc" draw:start-angle="347.4" draw:end-angle="30.15">
          <text:p/>
        </draw:ellipse>
        <draw:ellipse draw:style-name="gr10" draw:text-style-name="P3" draw:layer="layout" svg:width="3.384cm" svg:height="2.114cm" svg:x="7.594cm" svg:y="17.927cm" draw:kind="arc" draw:start-angle="347.4" draw:end-angle="30.15">
          <text:p/>
        </draw:ellipse>
        <draw:ellipse draw:style-name="gr10" draw:text-style-name="P3" draw:layer="layout" svg:width="1.397cm" svg:height="1.778cm" svg:x="10.017cm" svg:y="16.875cm" draw:kind="arc" draw:start-angle="174.62" draw:end-angle="252.87">
          <text:p/>
        </draw:ellipse>
        <draw:frame draw:style-name="gr7" draw:text-style-name="P7" draw:layer="layout" svg:width="1.524cm" svg:height="0.672cm" svg:x="13.446cm" svg:y="14.208cm">
          <draw:text-box>
            <text:p text:style-name="P6">(<text:span text:style-name="T4">X</text:span><text:span text:style-name="T5">1</text:span><text:span text:style-name="T4">, </text:span><text:span text:style-name="T4">Y</text:span><text:span text:style-name="T5">1</text:span>)</text:p>
          </draw:text-box>
        </draw:frame>
        <draw:frame draw:style-name="gr7" draw:text-style-name="P7" draw:layer="layout" svg:width="1.524cm" svg:height="0.672cm" svg:x="6.461cm" svg:y="17.002cm">
          <draw:text-box>
            <text:p text:style-name="P6">(<text:span text:style-name="T4">X</text:span><text:span text:style-name="T5">2</text:span><text:span text:style-name="T4">, Y</text:span><text:span text:style-name="T5">2</text:span>)</text:p>
          </draw:text-box>
        </draw:frame>
        <draw:line draw:style-name="gr11" draw:text-style-name="P8" draw:layer="layout" svg:x1="15.732cm" svg:y1="13.319cm" svg:x2="17.256cm" svg:y2="12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Chorus1" svg:font-family="TeXGyreChorus"/>
    <style:font-face style:name="TeXGyreChorus2" svg:font-family="TeXGyreChorus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FreeSans3" svg:font-family="FreeSans" style:font-pitch="variable"/>
    <style:font-face style:name="Noto Sans CJK SC Regular2" svg:font-family="'Noto Sans CJK SC Regular'" style:font-pitch="variable"/>
    <style:font-face style:name="TeXGyreChorus" svg:font-family="TeXGyreChorus" style:font-pitch="variable"/>
    <style:font-face style:name="FreeSans2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21:43:26.021780888</meta:creation-date>
    <dc:date>2019-06-19T16:32:22.067211735</dc:date>
    <meta:editing-duration>PT5H17M56S</meta:editing-duration>
    <meta:editing-cycles>41</meta:editing-cycles>
    <meta:generator>LibreOffice/5.1.6.2$Linux_X86_64 LibreOffice_project/10m0$Build-2</meta:generator>
    <meta:document-statistic meta:object-count="25"/>
  </office:meta>
</office:document-meta>
</file>